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outline1">
      <style:graphic-properties draw:stroke="none" draw:fill="none" fo:min-height="3.941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paragraph-properties fo:margin-top="0.282cm" fo:margin-bottom="0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" style:family="paragraph">
      <style:paragraph-properties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language="en" fo:country="US" style:language-asian="zh" style:country-asian="C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大数据分析案例：<text:span text:style-name="T1">Hadoop </text:span><text:span text:style-name="T1">在铁路客票分析领域的应用</text:span></text:p>
          </draw:text-box>
        </draw:frame>
        <draw:frame presentation:style-name="pr2" draw:layer="layout" svg:width="24.639cm" svg:height="12.179cm" svg:x="-0.039cm" svg:y="5.2cm" presentation:class="subtitle" presentation:user-transformed="true">
          <draw:text-box>
            <text:p text:style-name="P1"><text:span text:style-name="T2"><text:tab/></text:span></text:p>
          </draw:text-box>
        </draw:frame>
        <draw:frame presentation:style-name="pr3" draw:text-style-name="P2" draw:layer="layout" svg:width="23.8cm" svg:height="11.919cm" svg:x="2.2cm" svg:y="6.281cm">
          <draw:text-box>
            <text:p text:style-name="P2"><text:span text:style-name="T2">需求背景：</text:span></text:p>
            <text:p text:style-name="P2"><text:span text:style-name="T2"><text:s text:c="6"/></text:span><text:span text:style-name="T2">随着高铁建设的进程不断推进，为了科学合理的设计铁路开行方案，提高整体运营效率，需要对铁路客流进行分析，分析铁路流量的变化规律，预测铁路铁路客运量为</text:span></text:p>
            <text:p text:style-name="P2"><text:span text:style-name="T2">我们结合季节，时间，区域，节假日等诸多因素的影响，利用上海铁路局</text:span><text:span text:style-name="T2">2008-2012</text:span><text:span text:style-name="T2">四年（超过</text:span><text:span text:style-name="T2">10T</text:span><text:span text:style-name="T2">）的数据进行分析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为什么是Hadoop？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p text:style-name="P2"><text:span text:style-name="T2">Hadoop</text:span><text:span text:style-name="T2">是</text:span><text:span text:style-name="T2">Apache</text:span><text:span text:style-name="T2">组织的一个开源的分布式计算框架，框架中最核心的设计是</text:span><text:span text:style-name="T2">HDFS</text:span><text:span text:style-name="T2">和</text:span><text:span text:style-name="T2">Map-Reduce</text:span><text:span text:style-name="T2">。基于二者</text:span><text:span text:style-name="T2">Hadoop</text:span><text:span text:style-name="T2">有一系列子项目，它们广泛用于海量数据处理，非结构化数据存储等领域。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DejaVu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DejaVu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DejaVu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DejaVu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 </meta:initial-creator>
    <meta:creation-date>2013-05-18T19:48:30</meta:creation-date>
    <dc:date>2013-05-18T20:42:29</dc:date>
    <dc:creator>ia </dc:creator>
    <meta:editing-duration>PT15M10S</meta:editing-duration>
    <meta:editing-cycles>1</meta:editing-cycles>
    <meta:document-statistic meta:object-count="30"/>
    <meta:generator>LibreOffice/3.6$Linux_X86_64 LibreOffice_project/360m1$Build-2</meta:generator>
  </office:meta>
</office:document-meta>
</file>